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in" fo:margin-right="0in" fo:text-indent="0in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1" style:family="paragraph" style:parent-style-name="Heading_20_2">
      <style:text-properties style:font-name="Tahoma1" fo:font-style="normal" style:font-style-asian="normal" style:font-style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2">FormatInputElement</text:h>
      <text:p text:style-name="P12"><text:span text:style-name="T1">A skeletal implementation for an input box with format. </text:span>. </text:p>
      <text:p text:style-name="P7"/>
      <text:h text:style-name="P8" text:outline-level="4">Class Name</text:h>
      <text:p text:style-name="P13"><text:span text:style-name="Source_20_Text"><text:span text:style-name="T3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<text:span text:style-name="T2">Any text</text:span>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org.zkoss.zul.impl.InputElement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org.zkoss.zul.impl.XulElement</text:a></text:p>
          </table:table-cell>
        </table:table-row>
        <table:table-row table:style-name="Table8.4">
          <table:table-cell table:style-name="Table8.A2" office:value-type="string">
            <text:p text:style-name="P5"><text:s/><text:a xlink:type="simple" xlink:href="../../../../home/robbiecheng/prj/zk1/zkdoc/devref/ch4/HtmlBasedComponent.xml">org.zkoss.zk.ui.HtmlBasedComponent</text:a> </text:p>
          </table:table-cell>
        </table:table-row>
        <table:table-row table:style-name="Table8.4">
          <table:table-cell table:style-name="Table8.A2" office:value-type="string">
            <text:p text:style-name="P5"><text:s/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8-30T09:19:02</dc:date>
    <dc:language>en-US</dc:language>
    <meta:editing-cycles>7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4" meta:character-count="363"/>
  </office:meta>
</office:document-meta>
</file>